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764" table:content-validation-name="val2" table:style-name="ce6">
            <text:p>10,764</text:p>
          </table:table-cell>
          <table:table-cell office:value-type="float" office:value="9856.5558731035144" table:content-validation-name="val1" table:style-name="ce7">
            <text:p>9,856.56</text:p>
          </table:table-cell>
          <table:table-cell office:value-type="float" office:value="22016" table:content-validation-name="val2" table:style-name="ce6">
            <text:p>22,016</text:p>
          </table:table-cell>
          <table:table-cell office:value-type="float" office:value="20705.26329071277" table:content-validation-name="val1" table:style-name="ce7">
            <text:p>20,705.26</text:p>
          </table:table-cell>
          <table:table-cell office:value-type="float" office:value="13774" table:content-validation-name="val2" table:style-name="ce6">
            <text:p>13,774</text:p>
          </table:table-cell>
          <table:table-cell office:value-type="float" office:value="13362.997939937881" table:content-validation-name="val1" table:style-name="ce7">
            <text:p>13,363.00</text:p>
          </table:table-cell>
          <table:table-cell office:value-type="float" office:value="4961" table:content-validation-name="val2" table:style-name="ce6">
            <text:p>4,961</text:p>
          </table:table-cell>
          <table:table-cell office:value-type="float" office:value="4852.9805855859004" table:content-validation-name="val1" table:style-name="ce7">
            <text:p>4,852.98</text:p>
          </table:table-cell>
          <table:table-cell office:value-type="float" office:value="362" table:content-validation-name="val2" table:style-name="ce6">
            <text:p>362</text:p>
          </table:table-cell>
          <table:table-cell office:value-type="float" office:value="357.28648648640001" table:content-validation-name="val1" table:style-name="ce7">
            <text:p>357.29</text:p>
          </table:table-cell>
          <table:table-cell office:value-type="float" office:value="144" table:content-validation-name="val2" table:style-name="ce6">
            <text:p>144</text:p>
          </table:table-cell>
          <table:table-cell office:value-type="float" office:value="143.27432432439997" table:content-validation-name="val1" table:style-name="ce7">
            <text:p>143.27</text:p>
          </table:table-cell>
          <table:table-cell office:value-type="float" office:value="52021" table:style-name="ce8">
            <text:p>52,021</text:p>
          </table:table-cell>
          <table:table-cell office:value-type="float" office:value="49278.358500150862" table:style-name="ce9">
            <text:p>49,278.36</text:p>
          </table:table-cell>
          <table:table-cell office:value-type="float" office:value="2801" table:content-validation-name="val4" table:style-name="ce6">
            <text:p>2,801</text:p>
          </table:table-cell>
          <table:table-cell office:value-type="float" office:value="2724.6810463092957" table:content-validation-name="val1" table:style-name="ce7">
            <text:p>2,724.68</text:p>
          </table:table-cell>
          <table:table-cell office:value-type="float" office:value="427" table:content-validation-name="val4" table:style-name="ce6">
            <text:p>427</text:p>
          </table:table-cell>
          <table:table-cell office:value-type="float" office:value="422.38918918910002" table:content-validation-name="val1" table:style-name="ce7">
            <text:p>422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228" table:style-name="ce8">
            <text:p>3,228</text:p>
          </table:table-cell>
          <table:table-cell office:value-type="float" office:value="3147.0702354983955" table:style-name="ce9">
            <text:p>3,147.07</text:p>
          </table:table-cell>
          <table:table-cell table:style-name="ce7"/>
          <table:table-cell office:value-type="float" office:value="55249" table:style-name="ce8">
            <text:p>55,249</text:p>
          </table:table-cell>
          <table:table-cell office:value-type="float" office:value="52425.428735649257" table:style-name="ce9">
            <text:p>52,425.43</text:p>
          </table:table-cell>
          <table:table-cell office:value-type="currency" office:value="146725711.20000002" table:content-validation-name="val5" table:style-name="ce10">
            <text:p>£146,725,711.20</text:p>
          </table:table-cell>
          <table:table-cell office:value-type="currency" office:value="13996821.560000017" table:content-validation-name="val5" table:style-name="ce10">
            <text:p>£13,996,821.56</text:p>
          </table:table-cell>
          <table:table-cell office:value-type="currency" office:value="3133109.5300000003" table:content-validation-name="val5" table:style-name="ce10">
            <text:p>£3,133,109.53</text:p>
          </table:table-cell>
          <table:table-cell office:value-type="currency" office:value="1269195.4600000004" table:content-validation-name="val5" table:style-name="ce10">
            <text:p>£1,269,195.46</text:p>
          </table:table-cell>
          <table:table-cell office:value-type="currency" office:value="44732149.799999997" table:content-validation-name="val5" table:style-name="ce10">
            <text:p>£44,732,149.80</text:p>
          </table:table-cell>
          <table:table-cell office:value-type="currency" office:value="16829456.52" table:content-validation-name="val5" table:style-name="ce10">
            <text:p>£16,829,456.52</text:p>
          </table:table-cell>
          <table:table-cell office:value-type="currency" office:value="226686444.07000008" table:style-name="ce11">
            <text:p>£226,686,444.07</text:p>
          </table:table-cell>
          <table:table-cell office:value-type="currency" office:value="9869072.7100000009" table:content-validation-name="val5" table:style-name="ce10">
            <text:p>£9,869,072.71</text:p>
          </table:table-cell>
          <table:table-cell office:value-type="currency" office:value="7034103.3899999997" table:content-validation-name="val5" table:style-name="ce10">
            <text:p>£7,034,103.39</text:p>
          </table:table-cell>
          <table:table-cell office:value-type="currency" office:value="16903176.100000001" table:style-name="ce11">
            <text:p>£16,903,176.10</text:p>
          </table:table-cell>
          <table:table-cell office:value-type="currency" office:value="243589620.17000008" table:style-name="ce12">
            <text:p>£243,589,620.1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1" table:content-validation-name="val2" table:style-name="ce6">
            <text:p>431</text:p>
          </table:table-cell>
          <table:table-cell office:value-type="float" office:value="329.88" table:content-validation-name="val1" table:style-name="ce7">
            <text:p>329.88</text:p>
          </table:table-cell>
          <table:table-cell office:value-type="float" office:value="330" table:content-validation-name="val2" table:style-name="ce6">
            <text:p>330</text:p>
          </table:table-cell>
          <table:table-cell office:value-type="float" office:value="296.56" table:content-validation-name="val1" table:style-name="ce7">
            <text:p>296.56</text:p>
          </table:table-cell>
          <table:table-cell office:value-type="float" office:value="484" table:content-validation-name="val2" table:style-name="ce6">
            <text:p>484</text:p>
          </table:table-cell>
          <table:table-cell office:value-type="float" office:value="464.07" table:content-validation-name="val1" table:style-name="ce7">
            <text:p>464.07</text:p>
          </table:table-cell>
          <table:table-cell office:value-type="float" office:value="105" table:content-validation-name="val2" table:style-name="ce6">
            <text:p>105</text:p>
          </table:table-cell>
          <table:table-cell office:value-type="float" office:value="101.95" table:content-validation-name="val1" table:style-name="ce7">
            <text:p>101.9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60" table:style-name="ce8">
            <text:p>1,360</text:p>
          </table:table-cell>
          <table:table-cell office:value-type="float" office:value="1202.46" table:style-name="ce9">
            <text:p>1,202.4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" table:content-validation-name="val1" table:style-name="ce6">
            <text:p>13</text:p>
          </table:table-cell>
          <table:table-cell office:value-type="float" office:value="13" table:content-validation-name="val3" table:style-name="ce7">
            <text:p>13.0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.00</text:p>
          </table:table-cell>
          <table:table-cell table:style-name="ce7"/>
          <table:table-cell office:value-type="float" office:value="1373" table:style-name="ce8">
            <text:p>1,373</text:p>
          </table:table-cell>
          <table:table-cell office:value-type="float" office:value="1215.46" table:style-name="ce9">
            <text:p>1,215.46</text:p>
          </table:table-cell>
          <table:table-cell office:value-type="currency" office:value="3498925.35" table:content-validation-name="val5" table:style-name="ce10">
            <text:p>£3,498,925.35</text:p>
          </table:table-cell>
          <table:table-cell office:value-type="currency" office:value="20952.899999999998" table:content-validation-name="val5" table:style-name="ce10">
            <text:p>£20,952.9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25661.46" table:content-validation-name="val5" table:style-name="ce10">
            <text:p>£125,661.46</text:p>
          </table:table-cell>
          <table:table-cell office:value-type="currency" office:value="986642.7" table:content-validation-name="val5" table:style-name="ce10">
            <text:p>£986,642.70</text:p>
          </table:table-cell>
          <table:table-cell office:value-type="currency" office:value="366426.12" table:content-validation-name="val5" table:style-name="ce10">
            <text:p>£366,426.12</text:p>
          </table:table-cell>
          <table:table-cell office:value-type="currency" office:value="4998608.53" table:style-name="ce11">
            <text:p>£4,998,608.53</text:p>
          </table:table-cell>
          <table:table-cell office:value-type="currency" office:value="217981.02" table:content-validation-name="val5" table:style-name="ce10">
            <text:p>£217,981.0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17981.02" table:style-name="ce11">
            <text:p>£217,981.02</text:p>
          </table:table-cell>
          <table:table-cell office:value-type="currency" office:value="5216589.55" table:style-name="ce12">
            <text:p>£5,216,589.5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1" table:content-validation-name="val2" table:style-name="ce6">
            <text:p>141</text:p>
          </table:table-cell>
          <table:table-cell office:value-type="float" office:value="135.37" table:content-validation-name="val1" table:style-name="ce7">
            <text:p>135.37</text:p>
          </table:table-cell>
          <table:table-cell office:value-type="float" office:value="349" table:content-validation-name="val2" table:style-name="ce6">
            <text:p>349</text:p>
          </table:table-cell>
          <table:table-cell office:value-type="float" office:value="327.22000000000003" table:content-validation-name="val1" table:style-name="ce7">
            <text:p>327.22</text:p>
          </table:table-cell>
          <table:table-cell office:value-type="float" office:value="375" table:content-validation-name="val2" table:style-name="ce6">
            <text:p>375</text:p>
          </table:table-cell>
          <table:table-cell office:value-type="float" office:value="366.74" table:content-validation-name="val1" table:style-name="ce7">
            <text:p>366.74</text:p>
          </table:table-cell>
          <table:table-cell office:value-type="float" office:value="52" table:content-validation-name="val2" table:style-name="ce6">
            <text:p>52</text:p>
          </table:table-cell>
          <table:table-cell office:value-type="float" office:value="50.96" table:content-validation-name="val1" table:style-name="ce7">
            <text:p>50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32" table:style-name="ce8">
            <text:p>932</text:p>
          </table:table-cell>
          <table:table-cell office:value-type="float" office:value="895.29000000000008" table:style-name="ce9">
            <text:p>895.2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33" table:style-name="ce8">
            <text:p>933</text:p>
          </table:table-cell>
          <table:table-cell office:value-type="float" office:value="896.29000000000008" table:style-name="ce9">
            <text:p>896.29</text:p>
          </table:table-cell>
          <table:table-cell office:value-type="currency" office:value="3163689" table:content-validation-name="val5" table:style-name="ce10">
            <text:p>£3,163,689.00</text:p>
          </table:table-cell>
          <table:table-cell office:value-type="currency" office:value="108554" table:content-validation-name="val5" table:style-name="ce10">
            <text:p>£108,554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2997" table:content-validation-name="val5" table:style-name="ce10">
            <text:p>£12,997.00</text:p>
          </table:table-cell>
          <table:table-cell office:value-type="currency" office:value="879342" table:content-validation-name="val5" table:style-name="ce10">
            <text:p>£879,342.00</text:p>
          </table:table-cell>
          <table:table-cell office:value-type="currency" office:value="369712" table:content-validation-name="val5" table:style-name="ce10">
            <text:p>£369,712.00</text:p>
          </table:table-cell>
          <table:table-cell office:value-type="currency" office:value="4534294" table:style-name="ce11">
            <text:p>£4,534,294.00</text:p>
          </table:table-cell>
          <table:table-cell office:value-type="currency" office:value="13000" table:content-validation-name="val5" table:style-name="ce10">
            <text:p>£13,00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3000" table:style-name="ce11">
            <text:p>£13,000.00</text:p>
          </table:table-cell>
          <table:table-cell office:value-type="currency" office:value="4547294" table:style-name="ce12">
            <text:p>£4,547,294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4.63" table:content-validation-name="val1" table:style-name="ce7">
            <text:p>4.63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7" table:content-validation-name="val1" table:style-name="ce7">
            <text:p>7.00</text:p>
          </table:table-cell>
          <table:table-cell office:value-type="float" office:value="39" table:content-validation-name="val2" table:style-name="ce6">
            <text:p>39</text:p>
          </table:table-cell>
          <table:table-cell office:value-type="float" office:value="35.56" table:content-validation-name="val1" table:style-name="ce7">
            <text:p>35.5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3" table:style-name="ce8">
            <text:p>63</text:p>
          </table:table-cell>
          <table:table-cell office:value-type="float" office:value="56.19" table:style-name="ce9">
            <text:p>56.1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3" table:style-name="ce8">
            <text:p>63</text:p>
          </table:table-cell>
          <table:table-cell office:value-type="float" office:value="56.19" table:style-name="ce9">
            <text:p>56.19</text:p>
          </table:table-cell>
          <table:table-cell office:value-type="currency" office:value="220238.67" table:content-validation-name="val5" table:style-name="ce10">
            <text:p>£220,238.6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1146.93" table:content-validation-name="val5" table:style-name="ce10">
            <text:p>£61,146.93</text:p>
          </table:table-cell>
          <table:table-cell office:value-type="currency" office:value="23698.3" table:content-validation-name="val5" table:style-name="ce10">
            <text:p>£23,698.30</text:p>
          </table:table-cell>
          <table:table-cell office:value-type="currency" office:value="305083.90000000002" table:style-name="ce11">
            <text:p>£305,083.9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05083.90000000002" table:style-name="ce11">
            <text:p>£305,083.9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7" table:content-validation-name="val2" table:style-name="ce6">
            <text:p>87</text:p>
          </table:table-cell>
          <table:table-cell office:value-type="float" office:value="81.721109999999996" table:content-validation-name="val1" table:style-name="ce7">
            <text:p>81.72</text:p>
          </table:table-cell>
          <table:table-cell office:value-type="float" office:value="117" table:content-validation-name="val2" table:style-name="ce6">
            <text:p>117</text:p>
          </table:table-cell>
          <table:table-cell office:value-type="float" office:value="115.02330000000001" table:content-validation-name="val1" table:style-name="ce7">
            <text:p>115.02</text:p>
          </table:table-cell>
          <table:table-cell office:value-type="float" office:value="110" table:content-validation-name="val2" table:style-name="ce6">
            <text:p>110</text:p>
          </table:table-cell>
          <table:table-cell office:value-type="float" office:value="108.4222" table:content-validation-name="val1" table:style-name="ce7">
            <text:p>108.42</text:p>
          </table:table-cell>
          <table:table-cell office:value-type="float" office:value="28" table:content-validation-name="val2" table:style-name="ce6">
            <text:p>28</text:p>
          </table:table-cell>
          <table:table-cell office:value-type="float" office:value="28" table:content-validation-name="val1" table:style-name="ce7">
            <text:p>28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1.199722" table:content-validation-name="val1" table:style-name="ce7">
            <text:p>1.20</text:p>
          </table:table-cell>
          <table:table-cell office:value-type="float" office:value="355" table:style-name="ce8">
            <text:p>355</text:p>
          </table:table-cell>
          <table:table-cell office:value-type="float" office:value="339.366332" table:style-name="ce9">
            <text:p>339.37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5" table:content-validation-name="val4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.00</text:p>
          </table:table-cell>
          <table:table-cell table:style-name="ce7"/>
          <table:table-cell office:value-type="float" office:value="360" table:style-name="ce8">
            <text:p>360</text:p>
          </table:table-cell>
          <table:table-cell office:value-type="float" office:value="344.366332" table:style-name="ce9">
            <text:p>344.37</text:p>
          </table:table-cell>
          <table:table-cell office:value-type="currency" office:value="1129939.1000000001" table:content-validation-name="val5" table:style-name="ce10">
            <text:p>£1,129,939.10</text:p>
          </table:table-cell>
          <table:table-cell office:value-type="currency" office:value="9388.17" table:content-validation-name="val5" table:style-name="ce10">
            <text:p>£9,388.17</text:p>
          </table:table-cell>
          <table:table-cell office:value-type="currency" office:value="10500" table:content-validation-name="val5" table:style-name="ce10">
            <text:p>£10,500.00</text:p>
          </table:table-cell>
          <table:table-cell office:value-type="currency" office:value="9846.0499999999993" table:content-validation-name="val5" table:style-name="ce10">
            <text:p>£9,846.05</text:p>
          </table:table-cell>
          <table:table-cell office:value-type="currency" office:value="301832.34999999998" table:content-validation-name="val5" table:style-name="ce10">
            <text:p>£301,832.35</text:p>
          </table:table-cell>
          <table:table-cell office:value-type="currency" office:value="122496.81999999998" table:content-validation-name="val5" table:style-name="ce10">
            <text:p>£122,496.82</text:p>
          </table:table-cell>
          <table:table-cell office:value-type="currency" office:value="1584002.49" table:style-name="ce11">
            <text:p>£1,584,002.4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9000" table:content-validation-name="val5" table:style-name="ce10">
            <text:p>£59,000.00</text:p>
          </table:table-cell>
          <table:table-cell office:value-type="currency" office:value="59000" table:style-name="ce11">
            <text:p>£59,000.00</text:p>
          </table:table-cell>
          <table:table-cell office:value-type="currency" office:value="1643002.49" table:style-name="ce12">
            <text:p>£1,643,002.4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1" table:content-validation-name="val1" table:style-name="ce7">
            <text:p>8.10</text:p>
          </table:table-cell>
          <table:table-cell office:value-type="float" office:value="81" table:content-validation-name="val2" table:style-name="ce6">
            <text:p>81</text:p>
          </table:table-cell>
          <table:table-cell office:value-type="float" office:value="79.09" table:content-validation-name="val1" table:style-name="ce7">
            <text:p>79.09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7" table:style-name="ce8">
            <text:p>107</text:p>
          </table:table-cell>
          <table:table-cell office:value-type="float" office:value="104" table:style-name="ce9">
            <text:p>104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float" office:value="104" table:style-name="ce9">
            <text:p>104.00</text:p>
          </table:table-cell>
          <table:table-cell office:value-type="currency" office:value="302898.55" table:content-validation-name="val5" table:style-name="ce10">
            <text:p>£302,898.55</text:p>
          </table:table-cell>
          <table:table-cell office:value-type="currency" office:value="5209.3999999999996" table:content-validation-name="val5" table:style-name="ce10">
            <text:p>£5,209.4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3130.53" table:content-validation-name="val5" table:style-name="ce10">
            <text:p>£83,130.53</text:p>
          </table:table-cell>
          <table:table-cell office:value-type="currency" office:value="31975.280000000017" table:content-validation-name="val5" table:style-name="ce10">
            <text:p>£31,975.28</text:p>
          </table:table-cell>
          <table:table-cell office:value-type="currency" office:value="423213.76" table:style-name="ce11">
            <text:p>£423,213.7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23213.76" table:style-name="ce12">
            <text:p>£423,213.7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Caroline Jones</dc:creator>
    <meta:creation-date>2022-05-25T10:02:41Z</meta:creation-date>
    <dc:date>2024-10-28T11:58:41Z</dc:date>
  </office:meta>
</office:document-meta>
</file>